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2.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2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3.518cm" svg:height="1.508cm" svg:x="4.741cm" svg:y="2.5cm">
          <draw:text-box>
            <text:p text:style-name="P1"><text:span text:style-name="T1">Início</text:span></text:p>
          </draw:text-box>
        </draw:frame>
        <draw:custom-shape draw:style-name="gr2" draw:text-style-name="P3" draw:id="id2" draw:layer="layout" svg:width="6cm" svg:height="1.699cm" svg:x="3.5cm" svg:y="3.774cm">
          <text:p text:style-name="P3">Digite a nota</text:p>
          <text:p text:style-name="P3">ou 0 para sair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draw:id="id1" draw:layer="layout" svg:width="6cm" svg:height="4.673cm" svg:x="3.5cm" svg:y="6.7cm">
          <text:p text:style-name="P3">Nota igual a 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id="id12" draw:layer="layout" svg:width="2.034cm" svg:height="1.276cm" svg:x="5.483cm" svg:y="19cm">
          <draw:text-box>
            <text:p><text:span text:style-name="T2">Fim</text:span></text:p>
          </draw:text-box>
        </draw:frame>
        <draw:frame draw:style-name="gr4" draw:layer="layout" svg:width="0.925cm" svg:height="0.962cm" svg:x="6.575cm" svg:y="11.5cm">
          <draw:text-box>
            <text:p>S</text:p>
          </draw:text-box>
        </draw:frame>
        <draw:connector draw:style-name="gr5" draw:text-style-name="P3" draw:layer="layout" draw:line-skew="-0.5cm" svg:x1="3.5cm" svg:y1="9.037cm" svg:x2="3.5cm" svg:y2="4.623cm" draw:start-shape="id1" draw:start-glue-point="5" draw:end-shape="id2" svg:d="m3500 9037h-1001v-4414h1001">
          <text:p/>
        </draw:connector>
        <draw:custom-shape draw:style-name="gr2" draw:text-style-name="P3" draw:id="id11" draw:layer="layout" svg:width="4cm" svg:height="2.049cm" svg:x="4.5cm" svg:y="15.7cm">
          <text:p text:style-name="P3">media=x</text:p>
          <text:p text:style-name="P3">qtdnotas=y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6" draw:layer="layout" svg:width="5.853cm" svg:height="0.962cm" svg:x="3.816cm" svg:y="1.5cm">
          <draw:text-box>
            <text:p>Programa médiav3</text:p>
          </draw:text-box>
        </draw:frame>
        <draw:line draw:style-name="gr7" draw:text-style-name="P3" draw:layer="layout" svg:x1="12cm" svg:y1="1.5cm" svg:x2="12cm" svg:y2="19.5cm">
          <text:p/>
        </draw:line>
        <draw:frame draw:style-name="gr8" draw:layer="layout" svg:width="2.259cm" svg:height="0.878cm" svg:x="14.18cm" svg:y="1.122cm">
          <draw:text-box>
            <text:p><text:span text:style-name="T3">Exerc I</text:span></text:p>
          </draw:text-box>
        </draw:frame>
        <draw:frame draw:style-name="gr1" draw:text-style-name="P2" draw:layer="layout" svg:width="3.018cm" svg:height="1.281cm" svg:x="13.8cm" svg:y="2.219cm">
          <draw:text-box>
            <text:p text:style-name="P1"><text:span text:style-name="T2">Início</text:span></text:p>
          </draw:text-box>
        </draw:frame>
        <draw:custom-shape draw:style-name="gr2" draw:text-style-name="P3" draw:id="id7" draw:layer="layout" svg:width="3.924cm" svg:height="1.5cm" svg:x="13.367cm" svg:y="3.5cm">
          <text:p text:style-name="P3"><text:span text:style-name="T4">Digite um</text:span></text:p>
          <text:p text:style-name="P3"><text:span text:style-name="T4">número inteiro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draw:id="id9" draw:layer="layout" svg:width="5cm" svg:height="2cm" svg:x="12.829cm" svg:y="9.177cm">
          <text:p text:style-name="P3"><text:span text:style-name="T3">quadrado=resul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7" draw:text-style-name="P3" draw:layer="layout" svg:x1="18.5cm" svg:y1="1.5cm" svg:x2="18.5cm" svg:y2="19.5cm">
          <text:p/>
        </draw:line>
        <draw:custom-shape draw:style-name="gr2" draw:text-style-name="P3" draw:id="id8" draw:layer="layout" svg:width="4.5cm" svg:height="2cm" svg:x="13.079cm" svg:y="6cm">
          <text:p text:style-name="P3"><text:span text:style-name="T3">result=num*n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10" draw:layer="layout" svg:width="5cm" svg:height="2cm" svg:x="4cm" svg:y="12.5cm">
          <text:p text:style-name="P3"><text:span text:style-name="T4">media=soma/qtdnot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layer="layout" svg:width="2.407cm" svg:height="0.962cm" svg:x="20.406cm" svg:y="1.1cm">
          <draw:text-box>
            <text:p>Exec J</text:p>
          </draw:text-box>
        </draw:frame>
        <draw:frame draw:style-name="gr1" draw:text-style-name="P2" draw:layer="layout" svg:width="3.018cm" svg:height="1.281cm" svg:x="20.1cm" svg:y="2.019cm">
          <draw:text-box>
            <text:p text:style-name="P1"><text:span text:style-name="T2">Início</text:span></text:p>
          </draw:text-box>
        </draw:frame>
        <draw:custom-shape draw:style-name="gr9" draw:text-style-name="P3" draw:id="id3" draw:layer="layout" svg:width="3.924cm" svg:height="1.5cm" svg:x="19.538cm" svg:y="3.5cm">
          <text:p text:style-name="P3"><text:span text:style-name="T4">Digite um</text:span></text:p>
          <text:p text:style-name="P3"><text:span text:style-name="T4">número inteiro A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draw:id="id4" draw:layer="layout" svg:width="3.924cm" svg:height="1.644cm" svg:x="19.538cm" svg:y="5.856cm">
          <text:p text:style-name="P3"><text:span text:style-name="T4">Digite um</text:span></text:p>
          <text:p text:style-name="P3"><text:span text:style-name="T4">número inteiro B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draw:id="id5" draw:layer="layout" svg:width="4.5cm" svg:height="2cm" svg:x="19.25cm" svg:y="8.6cm">
          <text:p text:style-name="P3"><text:span text:style-name="T3">dif=A-B</text:span></text:p>
          <text:p text:style-name="P3"><text:span text:style-name="T3">result=dif*d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6" draw:layer="layout" svg:width="5cm" svg:height="2cm" svg:x="19cm" svg:y="12cm">
          <text:p text:style-name="P3"><text:span text:style-name="T3">O resultado é</text:span></text:p>
          <text:p text:style-name="P3"><text:span text:style-name="T3">resul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0" draw:text-style-name="P3" draw:layer="layout" svg:x1="21.5cm" svg:y1="4.882cm" svg:x2="21.5cm" svg:y2="6.019cm" draw:start-shape="id3" draw:start-glue-point="6" draw:end-shape="id4" draw:end-glue-point="4" svg:d="m21500 4882v1137">
          <text:p/>
        </draw:connector>
        <draw:connector draw:style-name="gr10" draw:text-style-name="P3" draw:layer="layout" svg:x1="21.5cm" svg:y1="7.37cm" svg:x2="21.5cm" svg:y2="8.6cm" draw:start-shape="id4" draw:start-glue-point="6" draw:end-shape="id5" draw:end-glue-point="4" svg:d="m21500 7370v1230">
          <text:p/>
        </draw:connector>
        <draw:connector draw:style-name="gr10" draw:text-style-name="P3" draw:layer="layout" svg:x1="21.5cm" svg:y1="10.6cm" svg:x2="21.5cm" svg:y2="12cm" draw:start-shape="id5" draw:start-glue-point="6" draw:end-shape="id6" draw:end-glue-point="4" svg:d="m21500 10600v1400">
          <text:p/>
        </draw:connector>
        <draw:connector draw:style-name="gr10" draw:text-style-name="P3" draw:layer="layout" svg:x1="15.329cm" svg:y1="4.882cm" svg:x2="15.329cm" svg:y2="6cm" draw:start-shape="id7" draw:start-glue-point="6" draw:end-shape="id8" draw:end-glue-point="4" svg:d="m15329 4882v1118">
          <text:p/>
        </draw:connector>
        <draw:connector draw:style-name="gr10" draw:text-style-name="P3" draw:layer="layout" svg:x1="15.329cm" svg:y1="8cm" svg:x2="15.329cm" svg:y2="9.177cm" draw:start-shape="id8" draw:start-glue-point="6" draw:end-shape="id9" draw:end-glue-point="4" svg:d="m15329 8000v1177">
          <text:p/>
        </draw:connector>
        <draw:connector draw:style-name="gr10" draw:text-style-name="P3" draw:layer="layout" svg:x1="6.5cm" svg:y1="5.339cm" svg:x2="6.5cm" svg:y2="6.7cm" draw:start-shape="id2" draw:start-glue-point="6" draw:end-shape="id1" draw:end-glue-point="4" svg:d="m6500 5339v1361">
          <text:p/>
        </draw:connector>
        <draw:connector draw:style-name="gr10" draw:text-style-name="P3" draw:layer="layout" svg:x1="6.5cm" svg:y1="11.373cm" svg:x2="6.5cm" svg:y2="12.5cm" draw:start-shape="id1" draw:start-glue-point="6" draw:end-shape="id10" draw:end-glue-point="4" svg:d="m6500 11373v1127">
          <text:p/>
        </draw:connector>
        <draw:connector draw:style-name="gr10" draw:text-style-name="P3" draw:layer="layout" svg:x1="6.5cm" svg:y1="14.5cm" svg:x2="6.5cm" svg:y2="15.7cm" draw:start-shape="id10" draw:start-glue-point="6" draw:end-shape="id11" draw:end-glue-point="4" svg:d="m6500 14500v1200">
          <text:p/>
        </draw:connector>
        <draw:connector draw:style-name="gr10" draw:text-style-name="P3" draw:layer="layout" svg:x1="6.5cm" svg:y1="17.749cm" svg:x2="6.5cm" svg:y2="19cm" draw:start-shape="id11" draw:start-glue-point="6" draw:end-shape="id12" svg:d="m6500 17749v1251">
          <text:p/>
        </draw:connector>
        <draw:frame draw:style-name="gr3" draw:id="id13" draw:layer="layout" svg:width="2.034cm" svg:height="1.276cm" svg:x="14.366cm" svg:y="12.124cm">
          <draw:text-box>
            <text:p><text:span text:style-name="T2">Fim</text:span></text:p>
          </draw:text-box>
        </draw:frame>
        <draw:frame draw:style-name="gr3" draw:id="id14" draw:layer="layout" svg:width="2.034cm" svg:height="1.276cm" svg:x="20.5cm" svg:y="15cm">
          <draw:text-box>
            <text:p><text:span text:style-name="T2">Fim</text:span></text:p>
          </draw:text-box>
        </draw:frame>
        <draw:connector draw:style-name="gr10" draw:text-style-name="P3" draw:layer="layout" svg:x1="15.329cm" svg:y1="11.177cm" svg:x2="15.383cm" svg:y2="12.124cm" draw:start-shape="id9" draw:start-glue-point="6" draw:end-shape="id13" draw:end-glue-point="0" svg:d="m15329 11177v474h54v473">
          <text:p/>
        </draw:connector>
        <draw:connector draw:style-name="gr10" draw:text-style-name="P3" draw:layer="layout" svg:x1="21.5cm" svg:y1="14cm" svg:x2="21.517cm" svg:y2="15cm" draw:start-shape="id6" draw:start-glue-point="6" draw:end-shape="id14" draw:end-glue-point="0" svg:d="m21500 14000v501h17v499">
          <text:p/>
        </draw:connector>
        <draw:frame draw:style-name="gr11" draw:layer="layout" svg:width="0.959cm" svg:height="0.962cm" svg:x="2.541cm" svg:y="8cm">
          <draw:text-box>
            <text:p>N</text:p>
          </draw:text-box>
        </draw:frame>
      </draw:page>
      <draw:page draw:name="page2" draw:style-name="dp1" draw:master-page-name="Padrão">
        <draw:frame draw:style-name="gr6" draw:layer="layout" svg:width="2.725cm" svg:height="0.962cm" svg:x="2.638cm" svg:y="1.538cm">
          <draw:text-box>
            <text:p>Exerc K</text:p>
          </draw:text-box>
        </draw:frame>
        <draw:custom-shape draw:style-name="gr9" draw:text-style-name="P3" draw:id="id15" draw:layer="layout" svg:width="3.924cm" svg:height="1.5cm" svg:x="2.038cm" svg:y="3.5cm">
          <text:p text:style-name="P3"><text:span text:style-name="T4">Qual a cotação?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draw:id="id16" draw:layer="layout" svg:width="3.924cm" svg:height="1.644cm" svg:x="2.038cm" svg:y="5.856cm">
          <text:p text:style-name="P3"><text:span text:style-name="T4">Quantos US$?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draw:id="id17" draw:layer="layout" svg:width="4.5cm" svg:height="2cm" svg:x="1.75cm" svg:y="8.6cm">
          <text:p text:style-name="P3"><text:span text:style-name="T3">conv=</text:span></text:p>
          <text:p text:style-name="P3"><text:span text:style-name="T3">dólares*cotaçã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18" draw:layer="layout" svg:width="5cm" svg:height="2cm" svg:x="1.5cm" svg:y="12cm">
          <text:p text:style-name="P3"><text:span text:style-name="T3">O resultado é</text:span></text:p>
          <text:p text:style-name="P3"><text:span text:style-name="T3">conv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0" draw:text-style-name="P3" draw:layer="layout" svg:x1="4cm" svg:y1="4.882cm" svg:x2="4cm" svg:y2="6.019cm" draw:start-shape="id15" draw:start-glue-point="6" draw:end-shape="id16" draw:end-glue-point="4" svg:d="m4000 4882v1137">
          <text:p/>
        </draw:connector>
        <draw:connector draw:style-name="gr10" draw:text-style-name="P3" draw:layer="layout" svg:x1="4cm" svg:y1="7.37cm" svg:x2="4cm" svg:y2="8.6cm" draw:start-shape="id16" draw:start-glue-point="6" draw:end-shape="id17" draw:end-glue-point="4" svg:d="m4000 7370v1230">
          <text:p/>
        </draw:connector>
        <draw:connector draw:style-name="gr10" draw:text-style-name="P3" draw:layer="layout" svg:x1="4cm" svg:y1="10.6cm" svg:x2="4cm" svg:y2="12cm" draw:start-shape="id17" draw:start-glue-point="6" draw:end-shape="id18" draw:end-glue-point="4" svg:d="m4000 10600v1400">
          <text:p/>
        </draw:connector>
        <draw:frame draw:style-name="gr3" draw:id="id19" draw:layer="layout" svg:width="2.034cm" svg:height="1.276cm" svg:x="2.983cm" svg:y="15cm">
          <draw:text-box>
            <text:p><text:span text:style-name="T2">Fim</text:span></text:p>
          </draw:text-box>
        </draw:frame>
        <draw:connector draw:style-name="gr10" draw:text-style-name="P3" draw:layer="layout" svg:x1="4cm" svg:y1="14cm" svg:x2="4cm" svg:y2="15cm" draw:start-shape="id18" draw:start-glue-point="6" draw:end-shape="id19" draw:end-glue-point="0" svg:d="m4000 14000v1000">
          <text:p/>
        </draw:connector>
        <draw:frame draw:style-name="gr6" draw:layer="layout" svg:width="2.653cm" svg:height="0.962cm" svg:x="9.559cm" svg:y="1.538cm">
          <draw:text-box>
            <text:p>Exerc L</text:p>
          </draw:text-box>
        </draw:frame>
        <draw:custom-shape draw:style-name="gr9" draw:text-style-name="P3" draw:id="id20" draw:layer="layout" svg:width="3.924cm" svg:height="1.5cm" svg:x="8.959cm" svg:y="3.5cm">
          <text:p text:style-name="P3"><text:span text:style-name="T4">Qual a cotação?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draw:id="id21" draw:layer="layout" svg:width="3.924cm" svg:height="1.644cm" svg:x="8.959cm" svg:y="5.856cm">
          <text:p text:style-name="P3"><text:span text:style-name="T4">Quantos R$?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draw:id="id22" draw:layer="layout" svg:width="4.5cm" svg:height="2cm" svg:x="8.671cm" svg:y="8.6cm">
          <text:p text:style-name="P3"><text:span text:style-name="T3">conv=</text:span></text:p>
          <text:p text:style-name="P3"><text:span text:style-name="T3">reais*cotaçã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23" draw:layer="layout" svg:width="5cm" svg:height="2cm" svg:x="8.421cm" svg:y="12cm">
          <text:p text:style-name="P3"><text:span text:style-name="T3">O resultado é</text:span></text:p>
          <text:p text:style-name="P3"><text:span text:style-name="T3">conv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0" draw:text-style-name="P3" draw:layer="layout" svg:x1="10.921cm" svg:y1="4.882cm" svg:x2="10.921cm" svg:y2="6.019cm" draw:start-shape="id20" draw:start-glue-point="6" draw:end-shape="id21" draw:end-glue-point="4" svg:d="m10921 4882v1137">
          <text:p/>
        </draw:connector>
        <draw:connector draw:style-name="gr10" draw:text-style-name="P3" draw:layer="layout" svg:x1="10.921cm" svg:y1="7.37cm" svg:x2="10.921cm" svg:y2="8.6cm" draw:start-shape="id21" draw:start-glue-point="6" draw:end-shape="id22" draw:end-glue-point="4" svg:d="m10921 7370v1230">
          <text:p/>
        </draw:connector>
        <draw:connector draw:style-name="gr10" draw:text-style-name="P3" draw:layer="layout" svg:x1="10.921cm" svg:y1="10.6cm" svg:x2="10.921cm" svg:y2="12cm" draw:start-shape="id22" draw:start-glue-point="6" draw:end-shape="id23" draw:end-glue-point="4" svg:d="m10921 10600v1400">
          <text:p/>
        </draw:connector>
        <draw:frame draw:style-name="gr3" draw:id="id24" draw:layer="layout" svg:width="2.034cm" svg:height="1.276cm" svg:x="9.904cm" svg:y="15cm">
          <draw:text-box>
            <text:p><text:span text:style-name="T2">Fim</text:span></text:p>
          </draw:text-box>
        </draw:frame>
        <draw:connector draw:style-name="gr10" draw:text-style-name="P3" draw:layer="layout" svg:x1="10.921cm" svg:y1="14cm" svg:x2="10.921cm" svg:y2="15cm" draw:start-shape="id23" draw:start-glue-point="6" draw:end-shape="id24" draw:end-glue-point="0" svg:d="m10921 14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mel </meta:initial-creator>
    <meta:creation-date>2010-09-21T00:00:39</meta:creation-date>
    <dc:date>2010-09-21T02:54:15</dc:date>
    <dc:creator>Kemel </dc:creator>
    <meta:editing-duration>PT01H52M17S</meta:editing-duration>
    <meta:editing-cycles>4</meta:editing-cycles>
    <meta:generator>OpenOffice.org/3.2$Unix OpenOffice.org_project/320m12$Build-9483</meta:generator>
    <meta:document-statistic meta:object-count="56"/>
  </office:meta>
</office:document-meta>
</file>